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3e51" officeooo:paragraph-rsid="00093e51"/>
    </style:style>
    <style:style style:name="P2" style:family="paragraph" style:parent-style-name="Text_20_body">
      <style:paragraph-properties fo:text-align="justify" style:justify-single-word="false"/>
      <style:text-properties fo:font-style="normal" officeooo:rsid="0014c88e" officeooo:paragraph-rsid="0014c88e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tyle="normal" officeooo:rsid="0017fed4" officeooo:paragraph-rsid="0017fed4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  <style:text-properties fo:font-style="normal" officeooo:rsid="002340bd" officeooo:paragraph-rsid="002340bd" style:font-style-asian="normal" style:font-style-complex="normal"/>
    </style:style>
    <style:style style:name="P5" style:family="paragraph" style:parent-style-name="Title">
      <style:text-properties officeooo:rsid="0007ce3c" officeooo:paragraph-rsid="0007ce3c"/>
    </style:style>
    <style:style style:name="T1" style:family="text">
      <style:text-properties officeooo:rsid="00097fdc"/>
    </style:style>
    <style:style style:name="T2" style:family="text">
      <style:text-properties fo:font-style="italic" officeooo:rsid="0009ae90" style:font-style-asian="italic" style:font-style-complex="italic"/>
    </style:style>
    <style:style style:name="T3" style:family="text">
      <style:text-properties fo:font-style="italic" officeooo:rsid="000b666c" style:font-style-asian="italic" style:font-style-complex="italic"/>
    </style:style>
    <style:style style:name="T4" style:family="text">
      <style:text-properties fo:font-style="italic" officeooo:rsid="000d3bea" style:font-style-asian="italic" style:font-style-complex="italic"/>
    </style:style>
    <style:style style:name="T5" style:family="text">
      <style:text-properties fo:font-style="italic" officeooo:rsid="000e010b" style:font-style-asian="italic" style:font-style-complex="italic"/>
    </style:style>
    <style:style style:name="T6" style:family="text">
      <style:text-properties fo:font-style="italic" officeooo:rsid="000fe496" style:font-style-asian="italic" style:font-style-complex="italic"/>
    </style:style>
    <style:style style:name="T7" style:family="text">
      <style:text-properties fo:font-style="italic" officeooo:rsid="00117c4e" style:font-style-asian="italic" style:font-style-complex="italic"/>
    </style:style>
    <style:style style:name="T8" style:family="text">
      <style:text-properties officeooo:rsid="00161a4c"/>
    </style:style>
    <style:style style:name="T9" style:family="text">
      <style:text-properties officeooo:rsid="00174dbf"/>
    </style:style>
    <style:style style:name="T10" style:family="text">
      <style:text-properties officeooo:rsid="001b48e6"/>
    </style:style>
    <style:style style:name="T11" style:family="text">
      <style:text-properties officeooo:rsid="001ce1fb"/>
    </style:style>
    <style:style style:name="T12" style:family="text">
      <style:text-properties officeooo:rsid="001ddab6"/>
    </style:style>
    <style:style style:name="T13" style:family="text">
      <style:text-properties officeooo:rsid="001f3399"/>
    </style:style>
    <style:style style:name="T14" style:family="text">
      <style:text-properties officeooo:rsid="001fd2d4"/>
    </style:style>
    <style:style style:name="T15" style:family="text">
      <style:text-properties officeooo:rsid="00219fba"/>
    </style:style>
    <style:style style:name="T16" style:family="text">
      <style:text-properties officeooo:rsid="0023091b"/>
    </style:style>
    <style:style style:name="T17" style:family="text">
      <style:text-properties officeooo:rsid="002356f5"/>
    </style:style>
    <style:style style:name="T18" style:family="text">
      <style:text-properties officeooo:rsid="00253afe"/>
    </style:style>
    <style:style style:name="T19" style:family="text">
      <style:text-properties officeooo:rsid="0025a723"/>
    </style:style>
    <style:style style:name="T20" style:family="text">
      <style:text-properties officeooo:rsid="00263f4d"/>
    </style:style>
    <style:style style:name="T21" style:family="text">
      <style:text-properties officeooo:rsid="0027cc83"/>
    </style:style>
    <style:style style:name="T22" style:family="text">
      <style:text-properties officeooo:rsid="00287bb3"/>
    </style:style>
    <style:style style:name="T23" style:family="text">
      <style:text-properties officeooo:rsid="00292c75"/>
    </style:style>
    <style:style style:name="T24" style:family="text">
      <style:text-properties officeooo:rsid="002949cc"/>
    </style:style>
    <style:style style:name="T25" style:family="text">
      <style:text-properties officeooo:rsid="002ad3ee"/>
    </style:style>
    <style:style style:name="T26" style:family="text">
      <style:text-properties officeooo:rsid="002b3af3"/>
    </style:style>
    <style:style style:name="T27" style:family="text">
      <style:text-properties officeooo:rsid="002c9f28"/>
    </style:style>
    <style:style style:name="T28" style:family="text">
      <style:text-properties officeooo:rsid="002f05a9"/>
    </style:style>
    <style:style style:name="T29" style:family="text">
      <style:text-properties officeooo:rsid="002fb994"/>
    </style:style>
    <style:style style:name="T30" style:family="text">
      <style:text-properties officeooo:rsid="00315b55"/>
    </style:style>
    <style:style style:name="T31" style:family="text">
      <style:text-properties officeooo:rsid="0031bbbd"/>
    </style:style>
    <style:style style:name="T32" style:family="text">
      <style:text-properties officeooo:rsid="0031d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l diritto e le leggi di natura</text:p>
      <text:p text:style-name="P1">2) <text:span text:style-name="T1">Lex naturalis: </text:span><text:span text:style-name="T2">regola scoperta dalla ragione; </text:span><text:span text:style-name="T4">obbligo; </text:span><text:span text:style-name="T6">imposizione di agire o non agire.<text:line-break/></text:span><text:span text:style-name="T1">Ius naturalis: </text:span><text:span text:style-name="T3">libertà di agire o non agire; </text:span><text:span text:style-name="T5">libertà di fare qualunque cosa; </text:span><text:span text:style-name="T7">uso libero del proprio potere.</text:span></text:p>
      <text:p text:style-name="P2">3) <text:span text:style-name="T8">La libertà è la condizione in cui un uomo può utilizzare la sua ragione e il suo giudizio </text:span><text:span text:style-name="T9">senza che un qualche impedimento gliene vieti il pieno potere.</text:span></text:p>
      <text:p text:style-name="P3">6) <text:span text:style-name="T10">Hobbes </text:span><text:span text:style-name="T11">richiama </text:span><text:span text:style-name="T12">il</text:span><text:span text:style-name="T11"> principio evangelico </text:span><text:span text:style-name="T12">del “non fare agli altri quello che non vuoi sia fatto a te”. </text:span><text:span text:style-name="T13">Nel mondo predicato dal filosofo, questa è l’unica regola etica che può garantire l’equilibrio sociale tra le persone: se infatti a noi è concessa una libertà così sconfinata, </text:span><text:span text:style-name="T14">capace addirittura di arrogarci dei corpi fisici, </text:span><text:span text:style-name="T15">è bene allora che </text:span><text:span text:style-name="T16">questa venga limitata universalmente e condivisa da tutti, affinché a nessuno possa mancare.</text:span></text:p>
      <text:p text:style-name="P4">7) <text:span text:style-name="T17">La libertà, così come tutti gli altri concetti, va contestualizzata. </text:span><text:span text:style-name="T18">Se infatti dovessimo definire la libertà come l’assenza di impedimenti esterni, ad oggi, quasi nessuno ne godrebbe: </text:span><text:span text:style-name="T19">si può convenire che </text:span><text:span text:style-name="T20">uno degli obiettivi comuni dell’uom</text:span><text:span text:style-name="T21">o </text:span><text:span text:style-name="T20">è quello </text:span><text:span text:style-name="T21">di garantire a sé stesso </text:span><text:span text:style-name="T22">e alla propria prole </text:span><text:span text:style-name="T23">un futuro concreto e privo di </text:span><text:span text:style-name="T24">fastidi incombenti </text:span><text:span text:style-name="T25">che possano minacciarli. </text:span><text:span text:style-name="T26">È chiaro come questo </text:span><text:span text:style-name="T27">è impossibile considerando </text:span><text:span text:style-name="T28">che, per raggiungere il fine, avremo bisogno di una serie di condizioni da soddisfare, tra le quali in primo luogo figura quella del bisogno di denaro, la cui raccolta è faticosa e costituisce una spesa di energie fisiche e mentali.<text:line-break/></text:span><text:span text:style-name="T29">Nel mondo capitalistico, </text:span><text:span text:style-name="T32">dunque,</text:span><text:span text:style-name="T29"> ci sono </text:span><text:span text:style-name="T30">continenti interi </text:span><text:span text:style-name="T31">che non godono della libertà propugnata da Hobb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09:44:34.908114865</meta:creation-date>
    <dc:date>2021-02-14T10:20:55.885726445</dc:date>
    <meta:editing-duration>PT35M58S</meta:editing-duration>
    <meta:editing-cycles>44</meta:editing-cycles>
    <meta:generator>LibreOffice/6.4.6.2$Linux_X86_64 LibreOffice_project/40$Build-2</meta:generator>
    <meta:document-statistic meta:table-count="0" meta:image-count="0" meta:object-count="0" meta:page-count="1" meta:paragraph-count="5" meta:word-count="261" meta:character-count="1591" meta:non-whitespace-character-count="1335"/>
  </office:meta>
</office:document-meta>
</file>